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51cm" svg:stroke-color="#808080" draw:marker-start-width="0.276cm" draw:marker-end="Arrow" draw:marker-end-width="0.63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76cm" draw:fill="none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svg:stroke-width="0.076cm" svg:stroke-color="#000000" draw:marker-start-width="0.376cm" draw:marker-end-width="0.376cm" draw:fill="solid" draw:fill-color="#eeeeee" draw:opacity="50%" draw:textarea-horizontal-align="justify" draw:textarea-vertical-align="middle" draw:auto-grow-height="false" fo:padding-top="0.163cm" fo:padding-bottom="0.163cm" fo:padding-left="0.288cm" fo:padding-right="0.288cm" draw:shadow-opacity="50%"/>
    </style:style>
    <style:style style:name="gr5" style:family="graphic" style:parent-style-name="standard">
      <style:graphic-properties svg:stroke-width="0.025cm" svg:stroke-color="#000000" draw:fill="solid" draw:fill-color="#1c1c1c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fill="solid" draw:fill-color="#cccccc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51cm" svg:stroke-color="#808080" draw:marker-start="Arrow" draw:marker-start-width="0.635cm" draw:marker-end="" draw:marker-end-width="0.635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1cm" svg:stroke-color="#808080" draw:marker-start-width="0.277cm" draw:marker-end="Arrow" draw:marker-end-width="0.635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1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18pt" style:font-weight-asian="bold" style:font-size-complex="18pt" style:font-weight-complex="bold"/>
    </style:style>
    <style:style style:name="P3" style:family="paragraph">
      <style:text-properties fo:font-size="22pt" style:font-size-asian="18pt" style:font-size-complex="18pt"/>
    </style:style>
    <style:style style:name="P4" style:family="paragraph">
      <style:text-properties fo:font-size="40pt" style:font-size-asian="18pt" style:font-size-complex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4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6.678cm" svg:y1="3.864cm" svg:x2="14.171cm" svg:y2="1.324cm">
              <text:p/>
            </draw:line>
            <draw:line draw:style-name="gr1" draw:text-style-name="P1" draw:layer="layout" svg:x1="10.361cm" svg:y1="7.039cm" svg:x2="17.854cm" svg:y2="4.499cm">
              <text:p/>
            </draw:line>
            <draw:line draw:style-name="gr1" draw:text-style-name="P1" draw:layer="layout" svg:x1="6.678cm" svg:y1="9.325cm" svg:x2="14.171cm" svg:y2="6.785cm">
              <text:p/>
            </draw:line>
            <draw:line draw:style-name="gr1" draw:text-style-name="P1" draw:layer="layout" svg:x1="10.361cm" svg:y1="12.5cm" svg:x2="17.854cm" svg:y2="9.96cm">
              <text:p/>
            </draw:line>
          </draw:g>
          <draw:line draw:style-name="gr2" draw:text-style-name="P1" draw:layer="layout" svg:x1="8.456cm" svg:y1="8.281cm" svg:x2="11.631cm" svg:y2="7.166cm">
            <text:p/>
          </draw:line>
          <draw:g>
            <draw:line draw:style-name="gr3" draw:text-style-name="P1" draw:layer="layout" svg:x1="15.668cm" svg:y1="6.204cm" svg:x2="14.144cm" svg:y2="6.712cm">
              <text:p/>
            </draw:line>
            <draw:path draw:style-name="gr4" draw:text-style-name="P1" draw:layer="layout" svg:width="4.913cm" svg:height="4.203cm" draw:transform="skewX (-0.708429143384498) rotate (-0.708254610459299) translate (14.1420338558458cm 1.34991535435784cm)" svg:viewBox="0 0 4914 4204" svg:d="M0 4204c0-1402 1-2803 1-4204 1638 0 3275 0 4913 0-1 1401-1 2802-2 4203-1637 1-3275 1-4912 1z">
              <text:p/>
            </draw:path>
            <draw:line draw:style-name="gr3" draw:text-style-name="P1" draw:layer="layout" svg:x1="15.668cm" svg:y1="0.716cm" svg:x2="14.144cm" svg:y2="1.224cm">
              <text:p/>
            </draw:line>
            <draw:line draw:style-name="gr3" draw:text-style-name="P1" draw:layer="layout" svg:x1="19.351cm" svg:y1="3.918cm" svg:x2="17.827cm" svg:y2="4.426cm">
              <text:p/>
            </draw:line>
            <draw:line draw:style-name="gr3" draw:text-style-name="P1" draw:layer="layout" svg:x1="19.351cm" svg:y1="9.379cm" svg:x2="17.827cm" svg:y2="9.887cm">
              <text:p/>
            </draw:line>
          </draw:g>
          <draw:g>
            <draw:path draw:style-name="gr4" draw:text-style-name="P1" draw:layer="layout" svg:width="4.913cm" svg:height="4.203cm" draw:transform="skewX (-0.708429143384498) rotate (-0.708254610459299) translate (6.67703385584581cm 3.83491535435784cm)" svg:viewBox="0 0 4914 4204" svg:d="M0 4204c0-1402 1-2803 1-4204 1638 0 3275 0 4913 0-1 1401-1 2802-2 4203-1637 1-3275 1-4912 1z">
              <text:p/>
            </draw:path>
            <draw:line draw:style-name="gr3" draw:text-style-name="P1" draw:layer="layout" svg:x1="6.679cm" svg:y1="3.837cm" svg:x2="5.155cm" svg:y2="4.345cm">
              <text:p/>
            </draw:line>
            <draw:line draw:style-name="gr3" draw:text-style-name="P1" draw:layer="layout" svg:x1="10.362cm" svg:y1="7.039cm" svg:x2="8.838cm" svg:y2="7.547cm">
              <text:p/>
            </draw:line>
            <draw:line draw:style-name="gr3" draw:text-style-name="P1" draw:layer="layout" svg:x1="6.679cm" svg:y1="9.325cm" svg:x2="5.155cm" svg:y2="9.833cm">
              <text:p/>
            </draw:line>
            <draw:line draw:style-name="gr3" draw:text-style-name="P1" draw:layer="layout" svg:x1="10.362cm" svg:y1="12.5cm" svg:x2="8.838cm" svg:y2="13.008cm">
              <text:p/>
            </draw:line>
          </draw:g>
          <draw:g>
            <draw:custom-shape draw:style-name="gr5" draw:text-style-name="P1" draw:layer="layout" svg:width="0.508cm" svg:height="0.508cm" svg:x="6.424cm" svg:y="9.0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10.107cm" svg:y="12.2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6.424cm" svg:y="3.5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10.107cm" svg:y="6.7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7" draw:text-style-name="P1" draw:layer="layout" svg:width="2.332cm" svg:height="2.065cm" draw:transform="skewX (0.667762971813031) rotate (-1.78372649553821) translate (9.42094893121289cm 8.08369240968345cm)" svg:viewBox="0 0 2333 2066" svg:d="M1441 2066c718-250 1025-816 839-1351-185-535-870-845-1525-663s-1157 1085-302 1837">
            <text:p/>
          </draw:path>
          <draw:path draw:style-name="gr8" draw:text-style-name="P1" draw:layer="layout" svg:width="2.305cm" svg:height="2.038cm" draw:transform="skewX (0.668810169364227) rotate (1.37601758227233) translate (14.7195806594829cm 5.85691114917376cm)" svg:viewBox="0 0 2306 2039" svg:d="M1424 2039c710-247 1013-806 830-1334-183-527-861-833-1508-653s-1144 1071-298 1813">
            <text:p/>
          </draw:path>
          <draw:g>
            <draw:custom-shape draw:style-name="gr5" draw:text-style-name="P1" draw:layer="layout" svg:width="0.508cm" svg:height="0.508cm" svg:x="13.889cm" svg:y="6.5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17.572cm" svg:y="9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13.889cm" svg:y="1.0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17.572cm" svg:y="4.2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15.875cm" svg:y1="5.723cm" svg:x2="12.62cm" svg:y2="6.812cm">
            <text:p/>
          </draw:line>
          <draw:g>
            <draw:frame draw:style-name="gr9" draw:text-style-name="P2" draw:layer="layout" svg:width="1.397cm" svg:height="1.373cm" svg:x="5.535cm" svg:y="2.467cm">
              <draw:text-box>
                <text:p><text:span text:style-name="T1">2</text:span></text:p>
              </draw:text-box>
            </draw:frame>
            <draw:frame draw:style-name="gr9" draw:text-style-name="P3" draw:layer="layout" svg:width="1.397cm" svg:height="1.373cm" svg:x="9.98cm" svg:y="5.642cm">
              <draw:text-box>
                <text:p><text:span text:style-name="T1">3</text:span></text:p>
              </draw:text-box>
            </draw:frame>
            <draw:frame draw:style-name="gr9" draw:text-style-name="P3" draw:layer="layout" svg:width="1.397cm" svg:height="1.373cm" svg:x="10.234cm" svg:y="12.27cm">
              <draw:text-box>
                <text:p><text:span text:style-name="T1">4</text:span></text:p>
              </draw:text-box>
            </draw:frame>
            <draw:frame draw:style-name="gr9" draw:text-style-name="P3" draw:layer="layout" svg:width="1.397cm" svg:height="1.373cm" svg:x="5.789cm" svg:y="9.476cm">
              <draw:text-box>
                <text:p><text:span text:style-name="T1">1</text:span></text:p>
              </draw:text-box>
            </draw:frame>
          </draw:g>
          <draw:g>
            <draw:frame draw:style-name="gr9" draw:text-style-name="P2" draw:layer="layout" svg:width="1.397cm" svg:height="1.373cm" svg:x="13.128cm" svg:y="-0.046cm">
              <draw:text-box>
                <text:p><text:span text:style-name="T1">4</text:span></text:p>
              </draw:text-box>
            </draw:frame>
            <draw:frame draw:style-name="gr9" draw:text-style-name="P3" draw:layer="layout" svg:width="1.397cm" svg:height="1.373cm" svg:x="17.573cm" svg:y="3.129cm">
              <draw:text-box>
                <text:p><text:span text:style-name="T1">3</text:span></text:p>
              </draw:text-box>
            </draw:frame>
            <draw:frame draw:style-name="gr9" draw:text-style-name="P3" draw:layer="layout" svg:width="1.397cm" svg:height="1.373cm" svg:x="17.827cm" svg:y="9.757cm">
              <draw:text-box>
                <text:p><text:span text:style-name="T1">2</text:span></text:p>
              </draw:text-box>
            </draw:frame>
            <draw:frame draw:style-name="gr9" draw:text-style-name="P3" draw:layer="layout" svg:width="1.397cm" svg:height="1.373cm" svg:x="13.382cm" svg:y="6.963cm">
              <draw:text-box>
                <text:p><text:span text:style-name="T1">1</text:span></text:p>
              </draw:text-box>
            </draw:frame>
          </draw:g>
        </draw:g>
        <draw:g>
          <draw:g>
            <draw:line draw:style-name="gr1" draw:text-style-name="P1" draw:layer="layout" svg:x1="24.373cm" svg:y1="3.864cm" svg:x2="31.866cm" svg:y2="1.324cm">
              <text:p/>
            </draw:line>
            <draw:line draw:style-name="gr1" draw:text-style-name="P1" draw:layer="layout" svg:x1="24.373cm" svg:y1="9.325cm" svg:x2="31.866cm" svg:y2="6.785cm">
              <text:p/>
            </draw:line>
            <draw:line draw:style-name="gr1" draw:text-style-name="P1" draw:layer="layout" svg:x1="28.056cm" svg:y1="12.5cm" svg:x2="35.549cm" svg:y2="9.96cm">
              <text:p/>
            </draw:line>
          </draw:g>
          <draw:line draw:style-name="gr2" draw:text-style-name="P1" draw:layer="layout" svg:x1="25.362cm" svg:y1="8.662cm" svg:x2="28.537cm" svg:y2="7.547cm">
            <text:p/>
          </draw:line>
          <draw:g>
            <draw:line draw:style-name="gr3" draw:text-style-name="P1" draw:layer="layout" svg:x1="33.363cm" svg:y1="6.204cm" svg:x2="31.839cm" svg:y2="6.712cm">
              <text:p/>
            </draw:line>
            <draw:path draw:style-name="gr4" draw:text-style-name="P1" draw:layer="layout" svg:width="4.911cm" svg:height="4.202cm" draw:transform="skewX (-0.708429143384498) rotate (-0.708254610459299) translate (31.8370339007328cm 1.35017253757822cm)" svg:viewBox="0 0 4912 4203" svg:d="M0 4203c0-1401 1-2802 1-4203 1637 1401 3274 2802 4911 4203-1637 0-3275 0-4912 0z">
              <text:p/>
            </draw:path>
            <draw:line draw:style-name="gr3" draw:text-style-name="P1" draw:layer="layout" svg:x1="33.363cm" svg:y1="0.716cm" svg:x2="31.839cm" svg:y2="1.224cm">
              <text:p/>
            </draw:line>
            <draw:line draw:style-name="gr3" draw:text-style-name="P1" draw:layer="layout" svg:x1="37.046cm" svg:y1="9.379cm" svg:x2="35.522cm" svg:y2="9.887cm">
              <text:p/>
            </draw:line>
          </draw:g>
          <draw:g>
            <draw:path draw:style-name="gr4" draw:text-style-name="P1" draw:layer="layout" svg:width="4.911cm" svg:height="4.202cm" draw:transform="skewX (-0.708429143384498) rotate (-0.708254610459299) translate (24.3720339007328cm 3.83517253757823cm)" svg:viewBox="0 0 4912 4203" svg:d="M0 4203c0-1401 1-2802 1-4203 1637 1401 3274 2802 4911 4203-1637 0-3275 0-4912 0z">
              <text:p/>
            </draw:path>
            <draw:line draw:style-name="gr3" draw:text-style-name="P1" draw:layer="layout" svg:x1="24.374cm" svg:y1="3.837cm" svg:x2="22.85cm" svg:y2="4.345cm">
              <text:p/>
            </draw:line>
            <draw:line draw:style-name="gr3" draw:text-style-name="P1" draw:layer="layout" svg:x1="24.374cm" svg:y1="9.325cm" svg:x2="22.85cm" svg:y2="9.833cm">
              <text:p/>
            </draw:line>
            <draw:line draw:style-name="gr3" draw:text-style-name="P1" draw:layer="layout" svg:x1="28.057cm" svg:y1="12.5cm" svg:x2="26.533cm" svg:y2="13.008cm">
              <text:p/>
            </draw:line>
          </draw:g>
          <draw:g>
            <draw:custom-shape draw:style-name="gr5" draw:text-style-name="P1" draw:layer="layout" svg:width="0.508cm" svg:height="0.508cm" svg:x="24.119cm" svg:y="9.0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27.802cm" svg:y="12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24.119cm" svg:y="3.5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7" draw:text-style-name="P1" draw:layer="layout" svg:width="2.332cm" svg:height="2.065cm" draw:transform="skewX (0.667762971813031) rotate (-1.78372649553821) translate (26.5799489312129cm 8.55869240968345cm)" svg:viewBox="0 0 2333 2066" svg:d="M1441 2066c718-250 1025-816 839-1351-185-535-870-845-1525-663s-1157 1085-302 1837">
            <text:p/>
          </draw:path>
          <draw:path draw:style-name="gr8" draw:text-style-name="P1" draw:layer="layout" svg:width="2.305cm" svg:height="2.038cm" draw:transform="skewX (0.668810169364227) rotate (1.37601758227233) translate (31.9065806594829cm 6.17291114917376cm)" svg:viewBox="0 0 2306 2039" svg:d="M1424 2039c710-247 1013-806 830-1334-183-527-861-833-1508-653s-1144 1071-298 1813">
            <text:p/>
          </draw:path>
          <draw:g>
            <draw:custom-shape draw:style-name="gr5" draw:text-style-name="P1" draw:layer="layout" svg:width="0.508cm" svg:height="0.508cm" svg:x="31.584cm" svg:y="6.5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35.267cm" svg:y="9.7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31.584cm" svg:y="1.0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32.855cm" svg:y1="6.023cm" svg:x2="29.6cm" svg:y2="7.112cm">
            <text:p/>
          </draw:line>
          <draw:g>
            <draw:frame draw:style-name="gr9" draw:text-style-name="P2" draw:layer="layout" svg:width="1.397cm" svg:height="1.373cm" svg:x="23.23cm" svg:y="2.467cm">
              <draw:text-box>
                <text:p><text:span text:style-name="T1">2</text:span></text:p>
              </draw:text-box>
            </draw:frame>
            <draw:frame draw:style-name="gr9" draw:text-style-name="P3" draw:layer="layout" svg:width="1.397cm" svg:height="1.373cm" svg:x="27.929cm" svg:y="12.27cm">
              <draw:text-box>
                <text:p><text:span text:style-name="T1">3</text:span></text:p>
              </draw:text-box>
            </draw:frame>
            <draw:frame draw:style-name="gr9" draw:text-style-name="P3" draw:layer="layout" svg:width="1.397cm" svg:height="1.373cm" svg:x="23.484cm" svg:y="9.476cm">
              <draw:text-box>
                <text:p><text:span text:style-name="T1">1</text:span></text:p>
              </draw:text-box>
            </draw:frame>
          </draw:g>
          <draw:g>
            <draw:frame draw:style-name="gr9" draw:text-style-name="P2" draw:layer="layout" svg:width="1.397cm" svg:height="1.373cm" svg:x="30.823cm" svg:y="-0.046cm">
              <draw:text-box>
                <text:p><text:span text:style-name="T1">3</text:span></text:p>
              </draw:text-box>
            </draw:frame>
            <draw:frame draw:style-name="gr9" draw:text-style-name="P3" draw:layer="layout" svg:width="1.397cm" svg:height="1.373cm" svg:x="35.522cm" svg:y="9.757cm">
              <draw:text-box>
                <text:p><text:span text:style-name="T1">2</text:span></text:p>
              </draw:text-box>
            </draw:frame>
            <draw:frame draw:style-name="gr9" draw:text-style-name="P3" draw:layer="layout" svg:width="1.397cm" svg:height="1.373cm" svg:x="31.077cm" svg:y="6.963cm">
              <draw:text-box>
                <text:p><text:span text:style-name="T1">1</text:span></text:p>
              </draw:text-box>
            </draw:frame>
          </draw:g>
        </draw:g>
        <draw:g>
          <draw:g>
            <draw:line draw:style-name="gr1" draw:text-style-name="P1" draw:layer="layout" svg:x1="6.678cm" svg:y1="16.243cm" svg:x2="14.171cm" svg:y2="13.703cm">
              <text:p/>
            </draw:line>
            <draw:line draw:style-name="gr1" draw:text-style-name="P1" draw:layer="layout" svg:x1="10.361cm" svg:y1="19.418cm" svg:x2="17.854cm" svg:y2="16.878cm">
              <text:p/>
            </draw:line>
            <draw:line draw:style-name="gr1" draw:text-style-name="P1" draw:layer="layout" svg:x1="6.678cm" svg:y1="21.704cm" svg:x2="14.171cm" svg:y2="19.164cm">
              <text:p/>
            </draw:line>
            <draw:line draw:style-name="gr1" draw:text-style-name="P1" draw:layer="layout" svg:x1="10.361cm" svg:y1="24.879cm" svg:x2="17.854cm" svg:y2="22.339cm">
              <text:p/>
            </draw:line>
          </draw:g>
          <draw:line draw:style-name="gr2" draw:text-style-name="P1" draw:layer="layout" svg:x1="8.456cm" svg:y1="20.66cm" svg:x2="11.631cm" svg:y2="19.545cm">
            <text:p/>
          </draw:line>
          <draw:g>
            <draw:line draw:style-name="gr3" draw:text-style-name="P1" draw:layer="layout" svg:x1="15.668cm" svg:y1="18.583cm" svg:x2="14.144cm" svg:y2="19.091cm">
              <text:p/>
            </draw:line>
            <draw:path draw:style-name="gr4" draw:text-style-name="P1" draw:layer="layout" svg:width="4.913cm" svg:height="4.203cm" draw:transform="skewX (-0.708429143384498) rotate (-0.708254610459299) translate (14.1420338558458cm 13.7289153543578cm)" svg:viewBox="0 0 4914 4204" svg:d="M0 4204c0-1402 1-2803 1-4204 1638 0 3275 0 4913 0-1 1401-1 2802-2 4203-1637 1-3275 1-4912 1z">
              <text:p/>
            </draw:path>
            <draw:line draw:style-name="gr3" draw:text-style-name="P1" draw:layer="layout" svg:x1="15.668cm" svg:y1="13.095cm" svg:x2="14.144cm" svg:y2="13.603cm">
              <text:p/>
            </draw:line>
            <draw:line draw:style-name="gr3" draw:text-style-name="P1" draw:layer="layout" svg:x1="19.351cm" svg:y1="16.297cm" svg:x2="17.827cm" svg:y2="16.805cm">
              <text:p/>
            </draw:line>
            <draw:line draw:style-name="gr3" draw:text-style-name="P1" draw:layer="layout" svg:x1="19.351cm" svg:y1="21.758cm" svg:x2="17.827cm" svg:y2="22.266cm">
              <text:p/>
            </draw:line>
          </draw:g>
          <draw:g>
            <draw:path draw:style-name="gr4" draw:text-style-name="P1" draw:layer="layout" svg:width="4.913cm" svg:height="4.203cm" draw:transform="skewX (-0.708429143384498) rotate (-0.708254610459299) translate (6.67703385584581cm 16.2139153543578cm)" svg:viewBox="0 0 4914 4204" svg:d="M0 4204c0-1402 1-2803 1-4204 1638 0 3275 0 4913 0-1 1401-1 2802-2 4203-1637 1-3275 1-4912 1z">
              <text:p/>
            </draw:path>
            <draw:line draw:style-name="gr3" draw:text-style-name="P1" draw:layer="layout" svg:x1="6.679cm" svg:y1="16.216cm" svg:x2="5.155cm" svg:y2="16.724cm">
              <text:p/>
            </draw:line>
            <draw:line draw:style-name="gr3" draw:text-style-name="P1" draw:layer="layout" svg:x1="10.362cm" svg:y1="19.418cm" svg:x2="8.838cm" svg:y2="19.926cm">
              <text:p/>
            </draw:line>
            <draw:line draw:style-name="gr3" draw:text-style-name="P1" draw:layer="layout" svg:x1="6.679cm" svg:y1="21.704cm" svg:x2="5.155cm" svg:y2="22.212cm">
              <text:p/>
            </draw:line>
            <draw:line draw:style-name="gr3" draw:text-style-name="P1" draw:layer="layout" svg:x1="10.362cm" svg:y1="24.879cm" svg:x2="8.838cm" svg:y2="25.387cm">
              <text:p/>
            </draw:line>
          </draw:g>
          <draw:g>
            <draw:custom-shape draw:style-name="gr5" draw:text-style-name="P1" draw:layer="layout" svg:width="0.508cm" svg:height="0.508cm" svg:x="6.424cm" svg:y="21.4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10.107cm" svg:y="24.5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6.424cm" svg:y="15.9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10.107cm" svg:y="19.1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7" draw:text-style-name="P1" draw:layer="layout" svg:width="2.332cm" svg:height="2.065cm" draw:transform="skewX (0.66776297181303) rotate (-1.78372649553821) translate (9.42094893121289cm 20.4626924096835cm)" svg:viewBox="0 0 2333 2066" svg:d="M1441 2066c718-250 1025-816 839-1351-185-535-870-845-1525-663s-1157 1085-302 1837">
            <text:p/>
          </draw:path>
          <draw:path draw:style-name="gr8" draw:text-style-name="P1" draw:layer="layout" svg:width="2.305cm" svg:height="2.038cm" draw:transform="skewX (0.668810169364227) rotate (1.37601758227233) translate (14.7195806594829cm 18.2359111491738cm)" svg:viewBox="0 0 2306 2039" svg:d="M1424 2039c710-247 1013-806 830-1334-183-527-861-833-1508-653s-1144 1071-298 1813">
            <text:p/>
          </draw:path>
          <draw:g>
            <draw:custom-shape draw:style-name="gr6" draw:text-style-name="P1" draw:layer="layout" svg:width="0.508cm" svg:height="0.508cm" svg:x="13.889cm" svg:y="18.9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17.572cm" svg:y="22.1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508cm" svg:height="0.508cm" svg:x="13.889cm" svg:y="13.4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17.572cm" svg:y="16.6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15.875cm" svg:y1="18.102cm" svg:x2="12.62cm" svg:y2="19.191cm">
            <text:p/>
          </draw:line>
          <draw:g>
            <draw:frame draw:style-name="gr9" draw:text-style-name="P2" draw:layer="layout" svg:width="1.397cm" svg:height="1.373cm" svg:x="5.535cm" svg:y="14.846cm">
              <draw:text-box>
                <text:p><text:span text:style-name="T1">2</text:span></text:p>
              </draw:text-box>
            </draw:frame>
            <draw:frame draw:style-name="gr9" draw:text-style-name="P3" draw:layer="layout" svg:width="1.397cm" svg:height="1.373cm" svg:x="9.98cm" svg:y="18.021cm">
              <draw:text-box>
                <text:p><text:span text:style-name="T1">3</text:span></text:p>
              </draw:text-box>
            </draw:frame>
            <draw:frame draw:style-name="gr9" draw:text-style-name="P3" draw:layer="layout" svg:width="1.397cm" svg:height="1.373cm" svg:x="10.234cm" svg:y="24.649cm">
              <draw:text-box>
                <text:p><text:span text:style-name="T1">4</text:span></text:p>
              </draw:text-box>
            </draw:frame>
            <draw:frame draw:style-name="gr9" draw:text-style-name="P3" draw:layer="layout" svg:width="1.397cm" svg:height="1.373cm" svg:x="5.789cm" svg:y="21.855cm">
              <draw:text-box>
                <text:p><text:span text:style-name="T1">1</text:span></text:p>
              </draw:text-box>
            </draw:frame>
          </draw:g>
          <draw:g>
            <draw:frame draw:style-name="gr9" draw:text-style-name="P2" draw:layer="layout" svg:width="1.397cm" svg:height="1.373cm" svg:x="13.128cm" svg:y="12.333cm">
              <draw:text-box>
                <text:p><text:span text:style-name="T1">1</text:span></text:p>
              </draw:text-box>
            </draw:frame>
            <draw:frame draw:style-name="gr9" draw:text-style-name="P3" draw:layer="layout" svg:width="1.397cm" svg:height="1.373cm" svg:x="17.573cm" svg:y="15.508cm">
              <draw:text-box>
                <text:p><text:span text:style-name="T1">4</text:span></text:p>
              </draw:text-box>
            </draw:frame>
            <draw:frame draw:style-name="gr9" draw:text-style-name="P3" draw:layer="layout" svg:width="1.397cm" svg:height="1.373cm" svg:x="17.827cm" svg:y="22.136cm">
              <draw:text-box>
                <text:p><text:span text:style-name="T1">3</text:span></text:p>
              </draw:text-box>
            </draw:frame>
            <draw:frame draw:style-name="gr9" draw:text-style-name="P3" draw:layer="layout" svg:width="1.397cm" svg:height="1.373cm" svg:x="13.382cm" svg:y="19.342cm">
              <draw:text-box>
                <text:p><text:span text:style-name="T1">2</text:span></text:p>
              </draw:text-box>
            </draw:frame>
          </draw:g>
        </draw:g>
        <draw:g>
          <draw:g>
            <draw:line draw:style-name="gr1" draw:text-style-name="P1" draw:layer="layout" svg:x1="24.373cm" svg:y1="16.229cm" svg:x2="31.866cm" svg:y2="13.689cm">
              <text:p/>
            </draw:line>
            <draw:line draw:style-name="gr1" draw:text-style-name="P1" draw:layer="layout" svg:x1="24.373cm" svg:y1="21.69cm" svg:x2="31.866cm" svg:y2="19.15cm">
              <text:p/>
            </draw:line>
            <draw:line draw:style-name="gr1" draw:text-style-name="P1" draw:layer="layout" svg:x1="28.056cm" svg:y1="24.865cm" svg:x2="35.549cm" svg:y2="22.325cm">
              <text:p/>
            </draw:line>
          </draw:g>
          <draw:line draw:style-name="gr2" draw:text-style-name="P1" draw:layer="layout" svg:x1="25.362cm" svg:y1="21.027cm" svg:x2="28.537cm" svg:y2="19.912cm">
            <text:p/>
          </draw:line>
          <draw:g>
            <draw:line draw:style-name="gr3" draw:text-style-name="P1" draw:layer="layout" svg:x1="33.363cm" svg:y1="18.569cm" svg:x2="31.839cm" svg:y2="19.077cm">
              <text:p/>
            </draw:line>
            <draw:path draw:style-name="gr4" draw:text-style-name="P1" draw:layer="layout" svg:width="4.911cm" svg:height="4.202cm" draw:transform="skewX (-0.708429143384498) rotate (-0.708254610459299) translate (31.8370339007328cm 13.7151725375782cm)" svg:viewBox="0 0 4912 4203" svg:d="M0 4203c0-1401 1-2802 1-4203 1637 1401 3274 2802 4911 4203-1637 0-3275 0-4912 0z">
              <text:p/>
            </draw:path>
            <draw:line draw:style-name="gr3" draw:text-style-name="P1" draw:layer="layout" svg:x1="33.363cm" svg:y1="13.081cm" svg:x2="31.839cm" svg:y2="13.589cm">
              <text:p/>
            </draw:line>
            <draw:line draw:style-name="gr3" draw:text-style-name="P1" draw:layer="layout" svg:x1="37.046cm" svg:y1="21.744cm" svg:x2="35.522cm" svg:y2="22.252cm">
              <text:p/>
            </draw:line>
          </draw:g>
          <draw:g>
            <draw:path draw:style-name="gr4" draw:text-style-name="P1" draw:layer="layout" svg:width="4.911cm" svg:height="4.202cm" draw:transform="skewX (-0.708429143384498) rotate (-0.708254610459299) translate (24.3720339007327cm 16.2001725375782cm)" svg:viewBox="0 0 4912 4203" svg:d="M0 4203c0-1401 1-2802 1-4203 1637 1401 3274 2802 4911 4203-1637 0-3275 0-4912 0z">
              <text:p/>
            </draw:path>
            <draw:line draw:style-name="gr3" draw:text-style-name="P1" draw:layer="layout" svg:x1="24.374cm" svg:y1="16.202cm" svg:x2="22.85cm" svg:y2="16.71cm">
              <text:p/>
            </draw:line>
            <draw:line draw:style-name="gr3" draw:text-style-name="P1" draw:layer="layout" svg:x1="24.374cm" svg:y1="21.69cm" svg:x2="22.85cm" svg:y2="22.198cm">
              <text:p/>
            </draw:line>
            <draw:line draw:style-name="gr3" draw:text-style-name="P1" draw:layer="layout" svg:x1="28.057cm" svg:y1="24.865cm" svg:x2="26.533cm" svg:y2="25.373cm">
              <text:p/>
            </draw:line>
          </draw:g>
          <draw:g>
            <draw:custom-shape draw:style-name="gr5" draw:text-style-name="P1" draw:layer="layout" svg:width="0.508cm" svg:height="0.508cm" svg:x="24.119cm" svg:y="21.4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27.802cm" svg:y="24.5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24.119cm" svg:y="15.9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7" draw:text-style-name="P1" draw:layer="layout" svg:width="2.332cm" svg:height="2.065cm" draw:transform="skewX (0.667762971813031) rotate (-1.78372649553821) translate (26.5799489312129cm 20.9236924096835cm)" svg:viewBox="0 0 2333 2066" svg:d="M1441 2066c718-250 1025-816 839-1351-185-535-870-845-1525-663s-1157 1085-302 1837">
            <text:p/>
          </draw:path>
          <draw:path draw:style-name="gr8" draw:text-style-name="P1" draw:layer="layout" svg:width="2.305cm" svg:height="2.038cm" draw:transform="skewX (0.668810169364227) rotate (1.37601758227233) translate (31.9065806594829cm 18.5379111491738cm)" svg:viewBox="0 0 2306 2039" svg:d="M1424 2039c710-247 1013-806 830-1334-183-527-861-833-1508-653s-1144 1071-298 1813">
            <text:p/>
          </draw:path>
          <draw:g>
            <draw:custom-shape draw:style-name="gr6" draw:text-style-name="P1" draw:layer="layout" svg:width="0.508cm" svg:height="0.508cm" svg:x="31.584cm" svg:y="18.9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35.267cm" svg:y="22.0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508cm" svg:height="0.508cm" svg:x="31.584cm" svg:y="13.4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32.855cm" svg:y1="18.388cm" svg:x2="29.6cm" svg:y2="19.477cm">
            <text:p/>
          </draw:line>
          <draw:g>
            <draw:frame draw:style-name="gr9" draw:text-style-name="P2" draw:layer="layout" svg:width="1.397cm" svg:height="1.373cm" svg:x="23.23cm" svg:y="14.832cm">
              <draw:text-box>
                <text:p><text:span text:style-name="T1">2</text:span></text:p>
              </draw:text-box>
            </draw:frame>
            <draw:frame draw:style-name="gr9" draw:text-style-name="P3" draw:layer="layout" svg:width="1.397cm" svg:height="1.373cm" svg:x="27.929cm" svg:y="24.635cm">
              <draw:text-box>
                <text:p><text:span text:style-name="T1">3</text:span></text:p>
              </draw:text-box>
            </draw:frame>
            <draw:frame draw:style-name="gr9" draw:text-style-name="P3" draw:layer="layout" svg:width="1.397cm" svg:height="1.373cm" svg:x="23.484cm" svg:y="21.841cm">
              <draw:text-box>
                <text:p><text:span text:style-name="T1">1</text:span></text:p>
              </draw:text-box>
            </draw:frame>
          </draw:g>
          <draw:g>
            <draw:frame draw:style-name="gr9" draw:text-style-name="P2" draw:layer="layout" svg:width="1.397cm" svg:height="1.373cm" svg:x="30.823cm" svg:y="12.319cm">
              <draw:text-box>
                <text:p><text:span text:style-name="T1">1</text:span></text:p>
              </draw:text-box>
            </draw:frame>
            <draw:frame draw:style-name="gr9" draw:text-style-name="P3" draw:layer="layout" svg:width="1.397cm" svg:height="1.373cm" svg:x="35.522cm" svg:y="22.122cm">
              <draw:text-box>
                <text:p><text:span text:style-name="T1">3</text:span></text:p>
              </draw:text-box>
            </draw:frame>
            <draw:frame draw:style-name="gr9" draw:text-style-name="P3" draw:layer="layout" svg:width="1.397cm" svg:height="1.373cm" svg:x="31.077cm" svg:y="19.328cm">
              <draw:text-box>
                <text:p><text:span text:style-name="T1">2</text:span></text:p>
              </draw:text-box>
            </draw:frame>
          </draw:g>
        </draw:g>
        <draw:g>
          <draw:g>
            <draw:line draw:style-name="gr1" draw:text-style-name="P1" draw:layer="layout" svg:x1="6.678cm" svg:y1="28.623cm" svg:x2="14.171cm" svg:y2="26.083cm">
              <text:p/>
            </draw:line>
            <draw:line draw:style-name="gr1" draw:text-style-name="P1" draw:layer="layout" svg:x1="10.361cm" svg:y1="31.798cm" svg:x2="17.854cm" svg:y2="29.258cm">
              <text:p/>
            </draw:line>
            <draw:line draw:style-name="gr1" draw:text-style-name="P1" draw:layer="layout" svg:x1="6.678cm" svg:y1="34.084cm" svg:x2="14.171cm" svg:y2="31.544cm">
              <text:p/>
            </draw:line>
            <draw:line draw:style-name="gr1" draw:text-style-name="P1" draw:layer="layout" svg:x1="10.361cm" svg:y1="37.259cm" svg:x2="17.854cm" svg:y2="34.719cm">
              <text:p/>
            </draw:line>
          </draw:g>
          <draw:line draw:style-name="gr2" draw:text-style-name="P1" draw:layer="layout" svg:x1="8.456cm" svg:y1="33.04cm" svg:x2="11.631cm" svg:y2="31.925cm">
            <text:p/>
          </draw:line>
          <draw:g>
            <draw:line draw:style-name="gr3" draw:text-style-name="P1" draw:layer="layout" svg:x1="15.668cm" svg:y1="30.963cm" svg:x2="14.144cm" svg:y2="31.471cm">
              <text:p/>
            </draw:line>
            <draw:path draw:style-name="gr4" draw:text-style-name="P1" draw:layer="layout" svg:width="4.913cm" svg:height="4.203cm" draw:transform="skewX (-0.708429143384498) rotate (-0.708254610459299) translate (14.1420338558458cm 26.1089153543578cm)" svg:viewBox="0 0 4914 4204" svg:d="M0 4204c0-1402 1-2803 1-4204 1638 0 3275 0 4913 0-1 1401-1 2802-2 4203-1637 1-3275 1-4912 1z">
              <text:p/>
            </draw:path>
            <draw:line draw:style-name="gr3" draw:text-style-name="P1" draw:layer="layout" svg:x1="15.668cm" svg:y1="25.475cm" svg:x2="14.144cm" svg:y2="25.983cm">
              <text:p/>
            </draw:line>
            <draw:line draw:style-name="gr3" draw:text-style-name="P1" draw:layer="layout" svg:x1="19.351cm" svg:y1="28.677cm" svg:x2="17.827cm" svg:y2="29.185cm">
              <text:p/>
            </draw:line>
            <draw:line draw:style-name="gr3" draw:text-style-name="P1" draw:layer="layout" svg:x1="19.351cm" svg:y1="34.138cm" svg:x2="17.827cm" svg:y2="34.646cm">
              <text:p/>
            </draw:line>
          </draw:g>
          <draw:g>
            <draw:path draw:style-name="gr4" draw:text-style-name="P1" draw:layer="layout" svg:width="4.913cm" svg:height="4.203cm" draw:transform="skewX (-0.708429143384498) rotate (-0.708254610459299) translate (6.67703385584581cm 28.5939153543578cm)" svg:viewBox="0 0 4914 4204" svg:d="M0 4204c0-1402 1-2803 1-4204 1638 0 3275 0 4913 0-1 1401-1 2802-2 4203-1637 1-3275 1-4912 1z">
              <text:p/>
            </draw:path>
            <draw:line draw:style-name="gr3" draw:text-style-name="P1" draw:layer="layout" svg:x1="6.679cm" svg:y1="28.596cm" svg:x2="5.155cm" svg:y2="29.104cm">
              <text:p/>
            </draw:line>
            <draw:line draw:style-name="gr3" draw:text-style-name="P1" draw:layer="layout" svg:x1="10.362cm" svg:y1="31.798cm" svg:x2="8.838cm" svg:y2="32.306cm">
              <text:p/>
            </draw:line>
            <draw:line draw:style-name="gr3" draw:text-style-name="P1" draw:layer="layout" svg:x1="6.679cm" svg:y1="34.084cm" svg:x2="5.155cm" svg:y2="34.592cm">
              <text:p/>
            </draw:line>
            <draw:line draw:style-name="gr3" draw:text-style-name="P1" draw:layer="layout" svg:x1="10.362cm" svg:y1="37.259cm" svg:x2="8.838cm" svg:y2="37.767cm">
              <text:p/>
            </draw:line>
          </draw:g>
          <draw:g>
            <draw:custom-shape draw:style-name="gr5" draw:text-style-name="P1" draw:layer="layout" svg:width="0.508cm" svg:height="0.508cm" svg:x="6.424cm" svg:y="33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10.107cm" svg:y="36.9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6.424cm" svg:y="28.3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10.107cm" svg:y="31.5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7" draw:text-style-name="P1" draw:layer="layout" svg:width="2.332cm" svg:height="2.065cm" draw:transform="skewX (0.667762971813031) rotate (-1.78372649553821) translate (9.42094893121289cm 32.8426924096835cm)" svg:viewBox="0 0 2333 2066" svg:d="M1441 2066c718-250 1025-816 839-1351-185-535-870-845-1525-663s-1157 1085-302 1837">
            <text:p/>
          </draw:path>
          <draw:path draw:style-name="gr8" draw:text-style-name="P1" draw:layer="layout" svg:width="2.305cm" svg:height="2.038cm" draw:transform="skewX (0.668810169364227) rotate (1.37601758227233) translate (14.7195806594829cm 30.6159111491738cm)" svg:viewBox="0 0 2306 2039" svg:d="M1424 2039c710-247 1013-806 830-1334-183-527-861-833-1508-653s-1144 1071-298 1813">
            <text:p/>
          </draw:path>
          <draw:g>
            <draw:custom-shape draw:style-name="gr6" draw:text-style-name="P1" draw:layer="layout" svg:width="0.508cm" svg:height="0.508cm" svg:x="13.889cm" svg:y="31.3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17.572cm" svg:y="34.4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13.889cm" svg:y="25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508cm" svg:height="0.508cm" svg:x="17.572cm" svg:y="29.0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15.875cm" svg:y1="30.482cm" svg:x2="12.62cm" svg:y2="31.571cm">
            <text:p/>
          </draw:line>
          <draw:g>
            <draw:frame draw:style-name="gr9" draw:text-style-name="P2" draw:layer="layout" svg:width="1.397cm" svg:height="1.373cm" svg:x="5.535cm" svg:y="27.226cm">
              <draw:text-box>
                <text:p><text:span text:style-name="T1">2</text:span></text:p>
              </draw:text-box>
            </draw:frame>
            <draw:frame draw:style-name="gr9" draw:text-style-name="P3" draw:layer="layout" svg:width="1.397cm" svg:height="1.373cm" svg:x="9.98cm" svg:y="30.401cm">
              <draw:text-box>
                <text:p><text:span text:style-name="T1">3</text:span></text:p>
              </draw:text-box>
            </draw:frame>
            <draw:frame draw:style-name="gr9" draw:text-style-name="P3" draw:layer="layout" svg:width="1.397cm" svg:height="1.373cm" svg:x="10.234cm" svg:y="37.029cm">
              <draw:text-box>
                <text:p><text:span text:style-name="T1">4</text:span></text:p>
              </draw:text-box>
            </draw:frame>
            <draw:frame draw:style-name="gr9" draw:text-style-name="P3" draw:layer="layout" svg:width="1.397cm" svg:height="1.373cm" svg:x="5.789cm" svg:y="34.235cm">
              <draw:text-box>
                <text:p><text:span text:style-name="T1">1</text:span></text:p>
              </draw:text-box>
            </draw:frame>
          </draw:g>
          <draw:g>
            <draw:frame draw:style-name="gr9" draw:text-style-name="P2" draw:layer="layout" svg:width="1.397cm" svg:height="1.373cm" svg:x="13.128cm" svg:y="24.713cm">
              <draw:text-box>
                <text:p><text:span text:style-name="T1">2</text:span></text:p>
              </draw:text-box>
            </draw:frame>
            <draw:frame draw:style-name="gr9" draw:text-style-name="P3" draw:layer="layout" svg:width="1.397cm" svg:height="1.373cm" svg:x="17.573cm" svg:y="27.888cm">
              <draw:text-box>
                <text:p><text:span text:style-name="T1">1</text:span></text:p>
              </draw:text-box>
            </draw:frame>
            <draw:frame draw:style-name="gr9" draw:text-style-name="P3" draw:layer="layout" svg:width="1.397cm" svg:height="1.373cm" svg:x="17.827cm" svg:y="34.516cm">
              <draw:text-box>
                <text:p><text:span text:style-name="T1">4</text:span></text:p>
              </draw:text-box>
            </draw:frame>
            <draw:frame draw:style-name="gr9" draw:text-style-name="P3" draw:layer="layout" svg:width="1.397cm" svg:height="1.373cm" svg:x="13.382cm" svg:y="31.722cm">
              <draw:text-box>
                <text:p><text:span text:style-name="T1">3</text:span></text:p>
              </draw:text-box>
            </draw:frame>
          </draw:g>
        </draw:g>
        <draw:g>
          <draw:g>
            <draw:line draw:style-name="gr1" draw:text-style-name="P1" draw:layer="layout" svg:x1="24.373cm" svg:y1="28.529cm" svg:x2="31.866cm" svg:y2="25.989cm">
              <text:p/>
            </draw:line>
            <draw:line draw:style-name="gr1" draw:text-style-name="P1" draw:layer="layout" svg:x1="24.373cm" svg:y1="33.99cm" svg:x2="31.866cm" svg:y2="31.45cm">
              <text:p/>
            </draw:line>
            <draw:line draw:style-name="gr1" draw:text-style-name="P1" draw:layer="layout" svg:x1="28.056cm" svg:y1="37.165cm" svg:x2="35.549cm" svg:y2="34.625cm">
              <text:p/>
            </draw:line>
          </draw:g>
          <draw:line draw:style-name="gr2" draw:text-style-name="P1" draw:layer="layout" svg:x1="25.362cm" svg:y1="33.327cm" svg:x2="28.537cm" svg:y2="32.212cm">
            <text:p/>
          </draw:line>
          <draw:g>
            <draw:line draw:style-name="gr3" draw:text-style-name="P1" draw:layer="layout" svg:x1="33.363cm" svg:y1="30.869cm" svg:x2="31.839cm" svg:y2="31.377cm">
              <text:p/>
            </draw:line>
            <draw:path draw:style-name="gr4" draw:text-style-name="P1" draw:layer="layout" svg:width="4.911cm" svg:height="4.202cm" draw:transform="skewX (-0.708429143384498) rotate (-0.708254610459299) translate (31.8370339007328cm 26.0151725375782cm)" svg:viewBox="0 0 4912 4203" svg:d="M0 4203c0-1401 1-2802 1-4203 1637 1401 3274 2802 4911 4203-1637 0-3275 0-4912 0z">
              <text:p/>
            </draw:path>
            <draw:line draw:style-name="gr3" draw:text-style-name="P1" draw:layer="layout" svg:x1="33.363cm" svg:y1="25.381cm" svg:x2="31.839cm" svg:y2="25.889cm">
              <text:p/>
            </draw:line>
            <draw:line draw:style-name="gr3" draw:text-style-name="P1" draw:layer="layout" svg:x1="37.046cm" svg:y1="34.044cm" svg:x2="35.522cm" svg:y2="34.552cm">
              <text:p/>
            </draw:line>
          </draw:g>
          <draw:g>
            <draw:path draw:style-name="gr4" draw:text-style-name="P1" draw:layer="layout" svg:width="4.911cm" svg:height="4.202cm" draw:transform="skewX (-0.708429143384498) rotate (-0.708254610459299) translate (24.3720339007327cm 28.5001725375782cm)" svg:viewBox="0 0 4912 4203" svg:d="M0 4203c0-1401 1-2802 1-4203 1637 1401 3274 2802 4911 4203-1637 0-3275 0-4912 0z">
              <text:p/>
            </draw:path>
            <draw:line draw:style-name="gr3" draw:text-style-name="P1" draw:layer="layout" svg:x1="24.374cm" svg:y1="28.502cm" svg:x2="22.85cm" svg:y2="29.01cm">
              <text:p/>
            </draw:line>
            <draw:line draw:style-name="gr3" draw:text-style-name="P1" draw:layer="layout" svg:x1="24.374cm" svg:y1="33.99cm" svg:x2="22.85cm" svg:y2="34.498cm">
              <text:p/>
            </draw:line>
            <draw:line draw:style-name="gr3" draw:text-style-name="P1" draw:layer="layout" svg:x1="28.057cm" svg:y1="37.165cm" svg:x2="26.533cm" svg:y2="37.673cm">
              <text:p/>
            </draw:line>
          </draw:g>
          <draw:g>
            <draw:custom-shape draw:style-name="gr5" draw:text-style-name="P1" draw:layer="layout" svg:width="0.508cm" svg:height="0.508cm" svg:x="24.119cm" svg:y="33.7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27.802cm" svg:y="36.8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24.119cm" svg:y="28.2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7" draw:text-style-name="P1" draw:layer="layout" svg:width="2.332cm" svg:height="2.065cm" draw:transform="skewX (0.66776297181303) rotate (-1.78372649553821) translate (26.5799489312129cm 33.2236924096835cm)" svg:viewBox="0 0 2333 2066" svg:d="M1441 2066c718-250 1025-816 839-1351-185-535-870-845-1525-663s-1157 1085-302 1837">
            <text:p/>
          </draw:path>
          <draw:path draw:style-name="gr8" draw:text-style-name="P1" draw:layer="layout" svg:width="2.305cm" svg:height="2.038cm" draw:transform="skewX (0.668810169364227) rotate (1.37601758227233) translate (31.9065806594829cm 30.8379111491738cm)" svg:viewBox="0 0 2306 2039" svg:d="M1424 2039c710-247 1013-806 830-1334-183-527-861-833-1508-653s-1144 1071-298 1813">
            <text:p/>
          </draw:path>
          <draw:g>
            <draw:custom-shape draw:style-name="gr6" draw:text-style-name="P1" draw:layer="layout" svg:width="0.508cm" svg:height="0.508cm" svg:x="31.584cm" svg:y="31.2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508cm" svg:height="0.508cm" svg:x="35.267cm" svg:y="34.3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31.584cm" svg:y="25.7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32.855cm" svg:y1="30.688cm" svg:x2="29.6cm" svg:y2="31.777cm">
            <text:p/>
          </draw:line>
          <draw:g>
            <draw:frame draw:style-name="gr9" draw:text-style-name="P2" draw:layer="layout" svg:width="1.397cm" svg:height="1.373cm" svg:x="23.23cm" svg:y="27.132cm">
              <draw:text-box>
                <text:p><text:span text:style-name="T1">2</text:span></text:p>
              </draw:text-box>
            </draw:frame>
            <draw:frame draw:style-name="gr9" draw:text-style-name="P3" draw:layer="layout" svg:width="1.397cm" svg:height="1.373cm" svg:x="27.929cm" svg:y="36.935cm">
              <draw:text-box>
                <text:p><text:span text:style-name="T1">3</text:span></text:p>
              </draw:text-box>
            </draw:frame>
            <draw:frame draw:style-name="gr9" draw:text-style-name="P3" draw:layer="layout" svg:width="1.397cm" svg:height="1.373cm" svg:x="23.484cm" svg:y="34.141cm">
              <draw:text-box>
                <text:p><text:span text:style-name="T1">1</text:span></text:p>
              </draw:text-box>
            </draw:frame>
          </draw:g>
          <draw:g>
            <draw:frame draw:style-name="gr9" draw:text-style-name="P2" draw:layer="layout" svg:width="1.397cm" svg:height="1.373cm" svg:x="30.823cm" svg:y="24.619cm">
              <draw:text-box>
                <text:p><text:span text:style-name="T1">2</text:span></text:p>
              </draw:text-box>
            </draw:frame>
            <draw:frame draw:style-name="gr9" draw:text-style-name="P3" draw:layer="layout" svg:width="1.397cm" svg:height="1.373cm" svg:x="35.522cm" svg:y="34.422cm">
              <draw:text-box>
                <text:p><text:span text:style-name="T1">1</text:span></text:p>
              </draw:text-box>
            </draw:frame>
            <draw:frame draw:style-name="gr9" draw:text-style-name="P3" draw:layer="layout" svg:width="1.397cm" svg:height="1.373cm" svg:x="31.077cm" svg:y="31.628cm">
              <draw:text-box>
                <text:p><text:span text:style-name="T1">3</text:span></text:p>
              </draw:text-box>
            </draw:frame>
          </draw:g>
        </draw:g>
        <draw:g>
          <draw:g>
            <draw:line draw:style-name="gr1" draw:text-style-name="P1" draw:layer="layout" svg:x1="6.678cm" svg:y1="41.002cm" svg:x2="14.171cm" svg:y2="38.462cm">
              <text:p/>
            </draw:line>
            <draw:line draw:style-name="gr1" draw:text-style-name="P1" draw:layer="layout" svg:x1="10.361cm" svg:y1="44.177cm" svg:x2="17.854cm" svg:y2="41.637cm">
              <text:p/>
            </draw:line>
            <draw:line draw:style-name="gr1" draw:text-style-name="P1" draw:layer="layout" svg:x1="6.678cm" svg:y1="46.463cm" svg:x2="14.171cm" svg:y2="43.923cm">
              <text:p/>
            </draw:line>
            <draw:line draw:style-name="gr1" draw:text-style-name="P1" draw:layer="layout" svg:x1="10.361cm" svg:y1="49.638cm" svg:x2="17.854cm" svg:y2="47.098cm">
              <text:p/>
            </draw:line>
          </draw:g>
          <draw:line draw:style-name="gr2" draw:text-style-name="P1" draw:layer="layout" svg:x1="8.456cm" svg:y1="45.419cm" svg:x2="11.631cm" svg:y2="44.304cm">
            <text:p/>
          </draw:line>
          <draw:g>
            <draw:line draw:style-name="gr3" draw:text-style-name="P1" draw:layer="layout" svg:x1="15.668cm" svg:y1="43.342cm" svg:x2="14.144cm" svg:y2="43.85cm">
              <text:p/>
            </draw:line>
            <draw:path draw:style-name="gr4" draw:text-style-name="P1" draw:layer="layout" svg:width="4.913cm" svg:height="4.203cm" draw:transform="skewX (-0.708429143384498) rotate (-0.708254610459299) translate (14.1420338558458cm 38.4879153543579cm)" svg:viewBox="0 0 4914 4204" svg:d="M0 4204c0-1402 1-2803 1-4204 1638 0 3275 0 4913 0-1 1401-1 2802-2 4203-1637 1-3275 1-4912 1z">
              <text:p/>
            </draw:path>
            <draw:line draw:style-name="gr3" draw:text-style-name="P1" draw:layer="layout" svg:x1="15.668cm" svg:y1="37.854cm" svg:x2="14.144cm" svg:y2="38.362cm">
              <text:p/>
            </draw:line>
            <draw:line draw:style-name="gr3" draw:text-style-name="P1" draw:layer="layout" svg:x1="19.351cm" svg:y1="41.056cm" svg:x2="17.827cm" svg:y2="41.564cm">
              <text:p/>
            </draw:line>
            <draw:line draw:style-name="gr3" draw:text-style-name="P1" draw:layer="layout" svg:x1="19.351cm" svg:y1="46.517cm" svg:x2="17.827cm" svg:y2="47.025cm">
              <text:p/>
            </draw:line>
          </draw:g>
          <draw:g>
            <draw:path draw:style-name="gr4" draw:text-style-name="P1" draw:layer="layout" svg:width="4.913cm" svg:height="4.203cm" draw:transform="skewX (-0.708429143384498) rotate (-0.708254610459299) translate (6.67703385584581cm 40.9729153543579cm)" svg:viewBox="0 0 4914 4204" svg:d="M0 4204c0-1402 1-2803 1-4204 1638 0 3275 0 4913 0-1 1401-1 2802-2 4203-1637 1-3275 1-4912 1z">
              <text:p/>
            </draw:path>
            <draw:line draw:style-name="gr3" draw:text-style-name="P1" draw:layer="layout" svg:x1="6.679cm" svg:y1="40.975cm" svg:x2="5.155cm" svg:y2="41.483cm">
              <text:p/>
            </draw:line>
            <draw:line draw:style-name="gr3" draw:text-style-name="P1" draw:layer="layout" svg:x1="10.362cm" svg:y1="44.177cm" svg:x2="8.838cm" svg:y2="44.685cm">
              <text:p/>
            </draw:line>
            <draw:line draw:style-name="gr3" draw:text-style-name="P1" draw:layer="layout" svg:x1="6.679cm" svg:y1="46.463cm" svg:x2="5.155cm" svg:y2="46.971cm">
              <text:p/>
            </draw:line>
            <draw:line draw:style-name="gr3" draw:text-style-name="P1" draw:layer="layout" svg:x1="10.362cm" svg:y1="49.638cm" svg:x2="8.838cm" svg:y2="50.146cm">
              <text:p/>
            </draw:line>
          </draw:g>
          <draw:g>
            <draw:custom-shape draw:style-name="gr5" draw:text-style-name="P1" draw:layer="layout" svg:width="0.508cm" svg:height="0.508cm" svg:x="6.424cm" svg:y="46.1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10.107cm" svg:y="49.3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6.424cm" svg:y="40.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10.107cm" svg:y="43.8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7" draw:text-style-name="P1" draw:layer="layout" svg:width="2.332cm" svg:height="2.065cm" draw:transform="skewX (0.667762971813031) rotate (-1.78372649553821) translate (9.42094893121288cm 45.2216924096835cm)" svg:viewBox="0 0 2333 2066" svg:d="M1441 2066c718-250 1025-816 839-1351-185-535-870-845-1525-663s-1157 1085-302 1837">
            <text:p/>
          </draw:path>
          <draw:path draw:style-name="gr8" draw:text-style-name="P1" draw:layer="layout" svg:width="2.305cm" svg:height="2.038cm" draw:transform="skewX (0.668810169364227) rotate (1.37601758227233) translate (14.7195806594829cm 42.9949111491738cm)" svg:viewBox="0 0 2306 2039" svg:d="M1424 2039c710-247 1013-806 830-1334-183-527-861-833-1508-653s-1144 1071-298 1813">
            <text:p/>
          </draw:path>
          <draw:g>
            <draw:custom-shape draw:style-name="gr6" draw:text-style-name="P1" draw:layer="layout" svg:width="0.508cm" svg:height="0.508cm" svg:x="13.889cm" svg:y="43.6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508cm" svg:height="0.508cm" svg:x="17.572cm" svg:y="46.8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13.889cm" svg:y="38.2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08cm" svg:height="0.508cm" svg:x="17.572cm" svg:y="41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15.875cm" svg:y1="42.861cm" svg:x2="12.62cm" svg:y2="43.95cm">
            <text:p/>
          </draw:line>
          <draw:g>
            <draw:frame draw:style-name="gr9" draw:text-style-name="P2" draw:layer="layout" svg:width="1.397cm" svg:height="1.373cm" svg:x="5.535cm" svg:y="39.605cm">
              <draw:text-box>
                <text:p><text:span text:style-name="T1">2</text:span></text:p>
              </draw:text-box>
            </draw:frame>
            <draw:frame draw:style-name="gr9" draw:text-style-name="P3" draw:layer="layout" svg:width="1.397cm" svg:height="1.373cm" svg:x="9.98cm" svg:y="42.78cm">
              <draw:text-box>
                <text:p><text:span text:style-name="T1">3</text:span></text:p>
              </draw:text-box>
            </draw:frame>
            <draw:frame draw:style-name="gr9" draw:text-style-name="P3" draw:layer="layout" svg:width="1.397cm" svg:height="1.373cm" svg:x="10.234cm" svg:y="49.408cm">
              <draw:text-box>
                <text:p><text:span text:style-name="T1">4</text:span></text:p>
              </draw:text-box>
            </draw:frame>
            <draw:frame draw:style-name="gr9" draw:text-style-name="P3" draw:layer="layout" svg:width="1.397cm" svg:height="1.373cm" svg:x="5.789cm" svg:y="46.614cm">
              <draw:text-box>
                <text:p><text:span text:style-name="T1">1</text:span></text:p>
              </draw:text-box>
            </draw:frame>
          </draw:g>
          <draw:g>
            <draw:frame draw:style-name="gr9" draw:text-style-name="P2" draw:layer="layout" svg:width="1.397cm" svg:height="1.373cm" svg:x="13.128cm" svg:y="37.092cm">
              <draw:text-box>
                <text:p><text:span text:style-name="T1">3</text:span></text:p>
              </draw:text-box>
            </draw:frame>
            <draw:frame draw:style-name="gr9" draw:text-style-name="P3" draw:layer="layout" svg:width="1.397cm" svg:height="1.373cm" svg:x="17.573cm" svg:y="40.267cm">
              <draw:text-box>
                <text:p><text:span text:style-name="T1">2</text:span></text:p>
              </draw:text-box>
            </draw:frame>
            <draw:frame draw:style-name="gr9" draw:text-style-name="P3" draw:layer="layout" svg:width="1.397cm" svg:height="1.373cm" svg:x="17.827cm" svg:y="46.895cm">
              <draw:text-box>
                <text:p><text:span text:style-name="T1">1</text:span></text:p>
              </draw:text-box>
            </draw:frame>
            <draw:frame draw:style-name="gr9" draw:text-style-name="P3" draw:layer="layout" svg:width="1.397cm" svg:height="1.373cm" svg:x="13.382cm" svg:y="44.101cm">
              <draw:text-box>
                <text:p><text:span text:style-name="T1">4</text:span></text:p>
              </draw:text-box>
            </draw:frame>
          </draw:g>
        </draw:g>
        <draw:frame draw:style-name="gr10" draw:text-style-name="P4" draw:layer="layout" svg:width="3.91cm" svg:height="1.83cm" svg:x="0.281cm" svg:y="6.35cm">
          <draw:text-box>
            <text:p><text:span text:style-name="T2">flip=1</text:span></text:p>
          </draw:text-box>
        </draw:frame>
        <draw:frame draw:style-name="gr10" draw:text-style-name="P4" draw:layer="layout" svg:width="3.91cm" svg:height="1.83cm" svg:x="0.281cm" svg:y="18.542cm">
          <draw:text-box>
            <text:p><text:span text:style-name="T2">flip=2</text:span></text:p>
          </draw:text-box>
        </draw:frame>
        <draw:frame draw:style-name="gr10" draw:text-style-name="P4" draw:layer="layout" svg:width="3.91cm" svg:height="1.83cm" svg:x="0.281cm" svg:y="30.555cm">
          <draw:text-box>
            <text:p><text:span text:style-name="T2">flip=3</text:span></text:p>
          </draw:text-box>
        </draw:frame>
        <draw:frame draw:style-name="gr10" draw:text-style-name="P4" draw:layer="layout" svg:width="3.91cm" svg:height="1.83cm" svg:x="0.281cm" svg:y="43.382cm">
          <draw:text-box>
            <text:p><text:span text:style-name="T2">flip=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12:11:40.199471684</meta:creation-date>
    <dc:date>2014-12-01T11:58:23.649357842</dc:date>
    <meta:editing-duration>PT1H46M44S</meta:editing-duration>
    <meta:editing-cycles>11</meta:editing-cycles>
    <meta:generator>LibreOffice/4.2.7.2$Linux_X86_64 LibreOffice_project/420m0$Build-2</meta:generator>
    <meta:document-statistic meta:object-count="277"/>
  </office:meta>
</office:document-meta>
</file>